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9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cc9900"/>
    </style:style>
    <style:style style:name="T26" style:family="text">
      <style:text-properties fo:color="#996633"/>
    </style:style>
    <style:style style:name="T27"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e, commuting</text:p>
          </table:table-cell>
          <table:table-cell table:number-columns-repeated="1023"/>
        </table:table-row>
        <table:table-row table:style-name="ro1">
          <table:table-cell office:value-type="string" calcext:value-type="string">
            <text:p>commuting, noncommuting</text:p>
          </table:table-cell>
          <table:table-cell office:value-type="string" calcext:value-type="string">
            <text:p>قابل تبادل، ناقابل تبادل</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2.3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5">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3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8">00/00/0000</text:date>, <text:time style:data-style-name="N2" text:time-value="10:28:26.5648923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5-28T12:48:46.693125117</dc:date>
    <meta:editing-duration>P91DT13H55M28S</meta:editing-duration>
    <meta:editing-cycles>4002</meta:editing-cycles>
    <meta:generator>LibreOffice/6.4.7.2$Linux_X86_64 LibreOffice_project/40$Build-2</meta:generator>
    <meta:document-statistic meta:table-count="3" meta:cell-count="66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